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346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play as white against black ai until win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black against white ai until win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test, to stalemate by king trapped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test, to stalemate by only kings remain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art play as custom game with all promos and no subs, promote as many as possib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art play as custom game with all subs and no promos, but try to promo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art play as custom game with neither promos or subs, try to promo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art play as custom game with all promos except the chosen subs, try to promo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custom game in test mode and promote as many pieces as possib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custom game, all promos, sub for all except 1 piec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win game without pawn promotion in standard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white against black ai and resign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lay as black against white ai and resign</text:p>
          </table:table-cell>
          <table:table-cell table:number-columns-repeated="63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Rathbone</meta:initial-creator>
    <meta:creation-date>2015-06-05T18:17:20</meta:creation-date>
    <dc:date>2020-09-25T07:05:21.569360355</dc:date>
    <meta:generator>LibreOffice/6.4.5.2$Linux_X86_64 LibreOffice_project/40$Build-2</meta:generator>
    <meta:editing-duration>PT1H29M7S</meta:editing-duration>
    <meta:editing-cycles>1</meta:editing-cycles>
    <meta:document-statistic meta:table-count="1" meta:cell-count="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